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cb979" officeooo:paragraph-rsid="001cb979" style:font-size-asian="14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officeooo:rsid="001cb979" officeooo:paragraph-rsid="001cb979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officeooo:rsid="001d38cb" officeooo:paragraph-rsid="001d38cb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officeooo:rsid="001cb979" officeooo:paragraph-rsid="001cb979" style:font-size-asian="14pt" style:font-size-complex="14pt"/>
    </style:style>
    <style:style style:name="T1" style:family="text">
      <style:text-properties officeooo:rsid="001d38cb"/>
    </style:style>
    <style:style style:name="T2" style:family="text">
      <style:text-properties officeooo:rsid="001f0be5"/>
    </style:style>
    <style:style style:name="T3" style:family="text">
      <style:text-properties officeooo:rsid="0023a500"/>
    </style:style>
    <style:style style:name="T4" style:family="text">
      <style:text-properties officeooo:rsid="0021f576"/>
    </style:style>
    <style:style style:name="T5" style:family="text">
      <style:text-properties officeooo:rsid="001fa8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Оцениваемые задания по дисциплине</text:span> «Веб-технологии»</text:p>
      <text:p text:style-name="P1"/>
      <text:p text:style-name="P2">1. Теоретические аспекты веб-разработки:</text:p>
      <text:p text:style-name="P2"><text:tab/>а.) Обзор составных частей стандартного сайта;</text:p>
      <text:p text:style-name="P2"><text:tab/>б.) Механизм работы и типы запросов;</text:p>
      <text:p text:style-name="P2"><text:tab/><text:span text:style-name="T5">в.) API;</text:span></text:p>
      <text:p text:style-name="P2">2. Знакомство с программами и сервисами, применяемыми для разработки:</text:p>
      <text:p text:style-name="P2"><text:tab/>а.) Putty и WinSCP;</text:p>
      <text:p text:style-name="P2"><text:tab/>б.) Основы Git и работы с Github;</text:p>
      <text:p text:style-name="P2"><text:tab/>в.) Базовые команды для работы в терминале Linux;</text:p>
      <text:p text:style-name="P2"><text:tab/>г.) PyCharm;</text:p>
      <text:p text:style-name="P2">3. <text:span text:style-name="T1">Знакомство с ф</text:span>реймворк<text:span text:style-name="T1">ом</text:span> Django:</text:p>
      <text:p text:style-name="P2"><text:tab/>а.) Модели;</text:p>
      <text:p text:style-name="P2"><text:tab/>б.) Формы;</text:p>
      <text:p text:style-name="P2"><text:tab/><text:span text:style-name="T1">в.) Обработчики url;</text:span></text:p>
      <text:p text:style-name="P2"><text:tab/><text:span text:style-name="T1">г.) Шаблоны;</text:span></text:p>
      <text:p text:style-name="P3">4. Разработка простого веб-сайта с использованием Djang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9:51:59.305104156</meta:creation-date>
    <dc:date>2017-02-16T18:56:36.981771852</dc:date>
    <meta:editing-duration>PT35M36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74" meta:character-count="518" meta:non-whitespace-character-count="449"/>
  </office:meta>
</office:document-meta>
</file>